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105" manifest:media-type=""/>
  <manifest:file-entry manifest:full-path="ObjectReplacements/Obj106" manifest:media-type=""/>
  <manifest:file-entry manifest:full-path="layout-cache" manifest:media-type="application/binary"/>
  <manifest:file-entry manifest:full-path="Pictures/100002010000000B0000000B59C8E6100C06C6B1.png" manifest:media-type="image/png"/>
  <manifest:file-entry manifest:full-path="Pictures/10000000000001380000001D9268E6E44469C952.png" manifest:media-type="image/png"/>
  <manifest:file-entry manifest:full-path="Pictures/100000000000017C000000852CE51C9035B4CE5A.png" manifest:media-type="image/png"/>
  <manifest:file-entry manifest:full-path="Pictures/10000000000003280000038BC58B00937D01611A.jpg" manifest:media-type="image/jpeg"/>
  <manifest:file-entry manifest:full-path="Obj105" manifest:media-type="application/vnd.sun.star.oleobject"/>
  <manifest:file-entry manifest:full-path="settings.xml" manifest:media-type="text/xml"/>
  <manifest:file-entry manifest:full-path="Obj106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badi MT Condensed Light" svg:font-family="'Abadi MT Condensed Light'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au1" style:family="table" style:master-page-name="Standard">
      <style:table-properties style:width="18.983cm" fo:margin-left="0cm" fo:margin-right="0cm" fo:margin-top="0cm" fo:margin-bottom="0cm" style:page-number="auto" table:align="margins" style:writing-mode="lr-tb"/>
    </style:style>
    <style:style style:name="Tableau1.A" style:family="table-column">
      <style:table-column-properties style:column-width="3.043cm" style:rel-column-width="10507*"/>
    </style:style>
    <style:style style:name="Tableau1.B" style:family="table-column">
      <style:table-column-properties style:column-width="13.257cm" style:rel-column-width="45770*"/>
    </style:style>
    <style:style style:name="Tableau1.C" style:family="table-column">
      <style:table-column-properties style:column-width="2.681cm" style:rel-column-width="9258*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a"/>
    </style:style>
    <style:style style:name="Tableau2" style:family="table">
      <style:table-properties style:width="19.754cm" fo:margin-left="-0.709cm" fo:margin-top="0cm" fo:margin-bottom="0cm" table:align="left" style:writing-mode="lr-tb"/>
    </style:style>
    <style:style style:name="Tableau2.A" style:family="table-column">
      <style:table-column-properties style:column-width="9.5cm"/>
    </style:style>
    <style:style style:name="Tableau2.B" style:family="table-column">
      <style:table-column-properties style:column-width="10.253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9cm" fo:padding-right="0.191cm" fo:padding-top="0cm" fo:padding-bottom="0cm" fo:border="0.5pt solid #00000a"/>
    </style:style>
    <style:style style:name="Tableau3" style:family="table">
      <style:table-properties style:width="19.754cm" fo:margin-left="-0.709cm" fo:margin-top="0cm" fo:margin-bottom="0cm" table:align="left" style:writing-mode="lr-tb"/>
    </style:style>
    <style:style style:name="Tableau3.A" style:family="table-column">
      <style:table-column-properties style:column-width="9.5cm"/>
    </style:style>
    <style:style style:name="Tableau3.B" style:family="table-column">
      <style:table-column-properties style:column-width="10.253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9cm" fo:padding-right="0.191cm" fo:padding-top="0cm" fo:padding-bottom="0cm" fo:border="0.5pt solid #00000a"/>
    </style:style>
    <style:style style:name="Tableau4" style:family="table">
      <style:table-properties style:width="19.754cm" fo:margin-left="-0.709cm" fo:margin-top="0cm" fo:margin-bottom="0cm" table:align="left" style:writing-mode="lr-tb"/>
    </style:style>
    <style:style style:name="Tableau4.A" style:family="table-column">
      <style:table-column-properties style:column-width="9.5cm"/>
    </style:style>
    <style:style style:name="Tableau4.B" style:family="table-column">
      <style:table-column-properties style:column-width="10.253cm"/>
    </style:style>
    <style:style style:name="Tableau4.1" style:family="table-row">
      <style:table-row-properties fo:keep-together="auto"/>
    </style:style>
    <style:style style:name="Tableau4.A1" style:family="table-cell">
      <style:table-cell-properties fo:padding-left="0.199cm" fo:padding-right="0.191cm" fo:padding-top="0cm" fo:padding-bottom="0cm" fo:border="0.5pt solid #00000a"/>
    </style:style>
    <style:style style:name="Tableau5" style:family="table">
      <style:table-properties style:width="19.754cm" fo:margin-left="-0.709cm" fo:margin-top="0cm" fo:margin-bottom="0cm" table:align="left" style:writing-mode="lr-tb"/>
    </style:style>
    <style:style style:name="Tableau5.A" style:family="table-column">
      <style:table-column-properties style:column-width="9.5cm"/>
    </style:style>
    <style:style style:name="Tableau5.B" style:family="table-column">
      <style:table-column-properties style:column-width="10.253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199cm" fo:padding-right="0.191cm" fo:padding-top="0cm" fo:padding-bottom="0cm" fo:border="0.5pt solid #00000a"/>
    </style:style>
    <style:style style:name="Tableau6" style:family="table">
      <style:table-properties style:width="19.754cm" fo:margin-left="-0.709cm" fo:margin-top="0cm" fo:margin-bottom="0cm" table:align="left" style:writing-mode="lr-tb"/>
    </style:style>
    <style:style style:name="Tableau6.A" style:family="table-column">
      <style:table-column-properties style:column-width="9.5cm"/>
    </style:style>
    <style:style style:name="Tableau6.B" style:family="table-column">
      <style:table-column-properties style:column-width="10.253cm"/>
    </style:style>
    <style:style style:name="Tableau6.1" style:family="table-row">
      <style:table-row-properties fo:keep-together="auto"/>
    </style:style>
    <style:style style:name="Tableau6.A1" style:family="table-cell">
      <style:table-cell-properties fo:padding-left="0.199cm" fo:padding-right="0.191cm" fo:padding-top="0cm" fo:padding-bottom="0cm" fo:border="0.5pt solid #00000a"/>
    </style:style>
    <style:style style:name="Tableau7" style:family="table">
      <style:table-properties style:width="19.754cm" fo:margin-left="-0.709cm" fo:margin-top="0cm" fo:margin-bottom="0cm" table:align="left" style:writing-mode="lr-tb"/>
    </style:style>
    <style:style style:name="Tableau7.A" style:family="table-column">
      <style:table-column-properties style:column-width="9.5cm"/>
    </style:style>
    <style:style style:name="Tableau7.B" style:family="table-column">
      <style:table-column-properties style:column-width="10.253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9cm" fo:padding-right="0.191cm" fo:padding-top="0cm" fo:padding-bottom="0cm" fo:border="0.5pt solid #00000a"/>
    </style:style>
    <style:style style:name="Tableau7.A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au8" style:family="table">
      <style:table-properties style:width="19.754cm" fo:margin-left="-0.709cm" fo:margin-top="0cm" fo:margin-bottom="0cm" table:align="left" style:writing-mode="lr-tb"/>
    </style:style>
    <style:style style:name="Tableau8.A" style:family="table-column">
      <style:table-column-properties style:column-width="9.5cm"/>
    </style:style>
    <style:style style:name="Tableau8.B" style:family="table-column">
      <style:table-column-properties style:column-width="10.253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199cm" fo:padding-right="0.191cm" fo:padding-top="0cm" fo:padding-bottom="0cm" fo:border="0.5pt solid #00000a"/>
    </style:style>
    <style:style style:name="Tableau9" style:family="table">
      <style:table-properties style:width="20.235cm" fo:margin-left="-1.191cm" fo:margin-top="0cm" fo:margin-bottom="0cm" table:align="left" style:writing-mode="lr-tb"/>
    </style:style>
    <style:style style:name="Tableau9.A" style:family="table-column">
      <style:table-column-properties style:column-width="9.975cm"/>
    </style:style>
    <style:style style:name="Tableau9.B" style:family="table-column">
      <style:table-column-properties style:column-width="10.261cm"/>
    </style:style>
    <style:style style:name="Tableau9.1" style:family="table-row">
      <style:table-row-properties fo:keep-together="auto"/>
    </style:style>
    <style:style style:name="Tableau9.A1" style:family="table-cell">
      <style:table-cell-properties fo:padding-left="0.199cm" fo:padding-right="0.191cm" fo:padding-top="0cm" fo:padding-bottom="0cm" fo:border="0.5pt solid #00000a"/>
    </style:style>
    <style:style style:name="Tableau10" style:family="table">
      <style:table-properties style:width="19.754cm" fo:margin-left="-0.709cm" fo:margin-top="0cm" fo:margin-bottom="0cm" table:align="left" style:writing-mode="lr-tb"/>
    </style:style>
    <style:style style:name="Tableau10.A" style:family="table-column">
      <style:table-column-properties style:column-width="12.002cm"/>
    </style:style>
    <style:style style:name="Tableau10.B" style:family="table-column">
      <style:table-column-properties style:column-width="7.752cm"/>
    </style:style>
    <style:style style:name="Tableau10.1" style:family="table-row">
      <style:table-row-properties fo:keep-together="auto"/>
    </style:style>
    <style:style style:name="Tableau10.A1" style:family="table-cell">
      <style:table-cell-properties fo:padding-left="0.199cm" fo:padding-right="0.191cm" fo:padding-top="0cm" fo:padding-bottom="0cm" fo:border="0.5pt solid #00000a"/>
    </style:style>
    <style:style style:name="Tableau11" style:family="table">
      <style:table-properties style:width="18.965cm" fo:margin-left="-0.199cm" fo:margin-top="0cm" fo:margin-bottom="0cm" table:align="left" style:writing-mode="lr-tb"/>
    </style:style>
    <style:style style:name="Tableau11.A" style:family="table-column">
      <style:table-column-properties style:column-width="8.991cm"/>
    </style:style>
    <style:style style:name="Tableau11.B" style:family="table-column">
      <style:table-column-properties style:column-width="9.975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padding-left="0.199cm" fo:padding-right="0.191cm" fo:padding-top="0cm" fo:padding-bottom="0cm" fo:border="0.5pt solid #00000a"/>
    </style:style>
    <style:style style:name="Tableau12" style:family="table">
      <style:table-properties style:width="19.244cm" fo:margin-left="-0.199cm" fo:margin-top="0cm" fo:margin-bottom="0cm" table:align="left" style:writing-mode="lr-tb"/>
    </style:style>
    <style:style style:name="Tableau12.A" style:family="table-column">
      <style:table-column-properties style:column-width="8.992cm"/>
    </style:style>
    <style:style style:name="Tableau12.B" style:family="table-column">
      <style:table-column-properties style:column-width="10.252cm"/>
    </style:style>
    <style:style style:name="Tableau12.1" style:family="table-row">
      <style:table-row-properties fo:keep-together="auto"/>
    </style:style>
    <style:style style:name="Tableau12.A1" style:family="table-cell">
      <style:table-cell-properties fo:padding-left="0.199cm" fo:padding-right="0.191cm" fo:padding-top="0cm" fo:padding-bottom="0cm" fo:border="0.5pt solid #00000a"/>
    </style:style>
    <style:style style:name="Tableau15" style:family="table">
      <style:table-properties style:width="18.965cm" fo:margin-left="-0.199cm" fo:margin-top="0cm" fo:margin-bottom="0cm" table:align="left" style:writing-mode="lr-tb"/>
    </style:style>
    <style:style style:name="Tableau15.A" style:family="table-column">
      <style:table-column-properties style:column-width="9.319cm"/>
    </style:style>
    <style:style style:name="Tableau15.B" style:family="table-column">
      <style:table-column-properties style:column-width="9.647cm"/>
    </style:style>
    <style:style style:name="Tableau15.1" style:family="table-row">
      <style:table-row-properties fo:keep-together="auto"/>
    </style:style>
    <style:style style:name="Tableau15.A1" style:family="table-cell">
      <style:table-cell-properties fo:padding-left="0.199cm" fo:padding-right="0.191cm" fo:padding-top="0cm" fo:padding-bottom="0cm" fo:border="0.5pt solid #00000a"/>
    </style:style>
    <style:style style:name="Tableau13" style:family="table">
      <style:table-properties style:width="8.922cm" fo:margin-left="0cm" fo:margin-top="0cm" fo:margin-bottom="0cm" table:align="left" style:writing-mode="lr-tb"/>
    </style:style>
    <style:style style:name="Tableau13.A" style:family="table-column">
      <style:table-column-properties style:column-width="2.551cm"/>
    </style:style>
    <style:style style:name="Tableau13.B" style:family="table-column">
      <style:table-column-properties style:column-width="2.498cm"/>
    </style:style>
    <style:style style:name="Tableau13.C" style:family="table-column">
      <style:table-column-properties style:column-width="3.874cm"/>
    </style:style>
    <style:style style:name="Tableau13.1" style:family="table-row">
      <style:table-row-properties fo:keep-together="auto"/>
    </style:style>
    <style:style style:name="Tableau13.A1" style:family="table-cell">
      <style:table-cell-properties fo:padding-left="0.191cm" fo:padding-right="0.191cm" fo:padding-top="0cm" fo:padding-bottom="0cm" fo:border="0.5pt solid #00000a"/>
    </style:style>
    <style:style style:name="Tableau14" style:family="table">
      <style:table-properties style:width="8.922cm" fo:margin-left="0cm" fo:margin-top="0cm" fo:margin-bottom="0cm" table:align="left" style:writing-mode="lr-tb"/>
    </style:style>
    <style:style style:name="Tableau14.A" style:family="table-column">
      <style:table-column-properties style:column-width="2.551cm"/>
    </style:style>
    <style:style style:name="Tableau14.B" style:family="table-column">
      <style:table-column-properties style:column-width="2.498cm"/>
    </style:style>
    <style:style style:name="Tableau14.C" style:family="table-column">
      <style:table-column-properties style:column-width="3.874cm"/>
    </style:style>
    <style:style style:name="Tableau14.1" style:family="table-row">
      <style:table-row-properties fo:keep-together="auto"/>
    </style:style>
    <style:style style:name="Tableau14.A1" style:family="table-cell">
      <style:table-cell-properties fo:padding-left="0.191cm" fo:padding-right="0.191cm" fo:padding-top="0cm" fo:padding-bottom="0cm" fo:border="0.5pt solid #00000a"/>
    </style:style>
    <style:style style:name="Tableau16" style:family="table">
      <style:table-properties style:width="18.965cm" fo:margin-left="-0.199cm" fo:margin-top="0cm" fo:margin-bottom="0cm" table:align="left" style:writing-mode="lr-tb"/>
    </style:style>
    <style:style style:name="Tableau16.A" style:family="table-column">
      <style:table-column-properties style:column-width="8.991cm"/>
    </style:style>
    <style:style style:name="Tableau16.B" style:family="table-column">
      <style:table-column-properties style:column-width="9.975cm"/>
    </style:style>
    <style:style style:name="Tableau16.1" style:family="table-row">
      <style:table-row-properties fo:keep-together="auto"/>
    </style:style>
    <style:style style:name="Tableau16.A1" style:family="table-cell">
      <style:table-cell-properties fo:padding-left="0.199cm" fo:padding-right="0.191cm" fo:padding-top="0cm" fo:padding-bottom="0cm" fo:border="0.5pt solid #00000a"/>
    </style:style>
    <style:style style:name="Tableau17" style:family="table">
      <style:table-properties style:width="18.965cm" fo:margin-left="-0.199cm" fo:margin-top="0cm" fo:margin-bottom="0cm" table:align="left" style:writing-mode="lr-tb"/>
    </style:style>
    <style:style style:name="Tableau17.A" style:family="table-column">
      <style:table-column-properties style:column-width="12.744cm"/>
    </style:style>
    <style:style style:name="Tableau17.B" style:family="table-column">
      <style:table-column-properties style:column-width="6.221cm"/>
    </style:style>
    <style:style style:name="Tableau17.1" style:family="table-row">
      <style:table-row-properties fo:keep-together="auto"/>
    </style:style>
    <style:style style:name="Tableau17.A1" style:family="table-cell">
      <style:table-cell-properties fo:padding-left="0.199cm" fo:padding-right="0.191cm" fo:padding-top="0cm" fo:padding-bottom="0cm" fo:border="0.5pt solid #00000a"/>
    </style:style>
    <style:style style:name="Tableau18" style:family="table">
      <style:table-properties style:width="18.965cm" fo:margin-left="-0.199cm" fo:margin-top="0cm" fo:margin-bottom="0cm" table:align="left" style:writing-mode="lr-tb"/>
    </style:style>
    <style:style style:name="Tableau18.A" style:family="table-column">
      <style:table-column-properties style:column-width="9.865cm"/>
    </style:style>
    <style:style style:name="Tableau18.B" style:family="table-column">
      <style:table-column-properties style:column-width="9.1cm"/>
    </style:style>
    <style:style style:name="Tableau18.1" style:family="table-row">
      <style:table-row-properties fo:keep-together="auto"/>
    </style:style>
    <style:style style:name="Tableau18.A1" style:family="table-cell">
      <style:table-cell-properties fo:padding-left="0.199cm" fo:padding-right="0.191cm" fo:padding-top="0cm" fo:padding-bottom="0cm" fo:border="0.5pt solid #00000a"/>
    </style:style>
    <style:style style:name="Tableau19" style:family="table">
      <style:table-properties style:width="18.965cm" fo:margin-left="-0.199cm" fo:margin-top="0cm" fo:margin-bottom="0cm" table:align="left" style:writing-mode="lr-tb"/>
    </style:style>
    <style:style style:name="Tableau19.A" style:family="table-column">
      <style:table-column-properties style:column-width="9.865cm"/>
    </style:style>
    <style:style style:name="Tableau19.B" style:family="table-column">
      <style:table-column-properties style:column-width="9.1cm"/>
    </style:style>
    <style:style style:name="Tableau19.1" style:family="table-row">
      <style:table-row-properties fo:keep-together="auto"/>
    </style:style>
    <style:style style:name="Tableau19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a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/>
    </style:style>
    <style:style style:name="P4" style:family="paragraph" style:parent-style-name="Standard">
      <style:paragraph-properties fo:margin-top="0cm" fo:margin-bottom="0cm" loext:contextual-spacing="false" fo:line-height="100%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Arial1" fo:font-size="14pt" style:font-size-asian="14pt" style:font-name-complex="Arial2" style:font-size-complex="14pt" style:font-weight-complex="bold"/>
    </style:style>
    <style:style style:name="P7" style:family="paragraph" style:parent-style-name="Standard">
      <style:paragraph-properties fo:margin-top="0cm" fo:margin-bottom="0cm" loext:contextual-spacing="false"/>
      <style:text-properties style:font-name="Arial1" fo:font-size="14pt" style:font-size-asian="14pt" style:font-name-complex="Calibri1" style:font-size-complex="14pt"/>
    </style:style>
    <style:style style:name="P8" style:family="paragraph" style:parent-style-name="Standard">
      <style:paragraph-properties fo:margin-top="0cm" fo:margin-bottom="0cm" loext:contextual-spacing="false"/>
      <style:text-properties style:font-name="Arial1" fo:font-size="14pt" style:text-underline-style="solid" style:text-underline-width="auto" style:text-underline-color="font-color" style:font-size-asian="14pt" style:font-name-complex="Arial2" style:font-size-complex="14pt"/>
    </style:style>
    <style:style style:name="P9" style:family="paragraph" style:parent-style-name="Standard">
      <style:paragraph-properties fo:margin-top="0cm" fo:margin-bottom="0cm" loext:contextual-spacing="false"/>
      <style:text-properties style:font-name="Arial1" fo:font-size="14pt" style:text-underline-style="solid" style:text-underline-width="auto" style:text-underline-color="font-color" fo:font-weight="bold" style:font-size-asian="14pt" style:font-weight-asian="bold" style:font-name-complex="Arial2" style:font-size-complex="14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Arial1" fo:font-size="14pt" style:text-underline-style="solid" style:text-underline-width="auto" style:text-underline-color="font-color" fo:font-weight="bold" style:font-size-asian="14pt" style:font-weight-asian="bold" style:font-name-complex="Arial2" style:font-size-complex="14pt" style:font-weight-complex="bold"/>
    </style:style>
    <style:style style:name="P11" style:family="paragraph" style:parent-style-name="Standard">
      <style:paragraph-properties fo:margin-top="0cm" fo:margin-bottom="0cm" loext:contextual-spacing="false"/>
      <style:text-properties style:font-name="Arial1" fo:font-size="14pt" fo:language="en" fo:country="US" style:text-underline-style="solid" style:text-underline-width="auto" style:text-underline-color="font-color" style:font-size-asian="14pt" style:font-name-complex="Arial2" style:font-size-complex="14pt"/>
    </style:style>
    <style:style style:name="P12" style:family="paragraph" style:parent-style-name="Standard">
      <style:paragraph-properties fo:margin-top="0cm" fo:margin-bottom="0cm" loext:contextual-spacing="false"/>
      <style:text-properties style:font-name="Arial1" fo:font-size="14pt" fo:language="en" fo:country="US" style:text-underline-style="solid" style:text-underline-width="auto" style:text-underline-color="font-color" fo:font-weight="bold" style:font-size-asian="14pt" style:font-weight-asian="bold" style:font-name-complex="Arial2" style:font-size-complex="14pt" style:font-weight-complex="bold"/>
    </style:style>
    <style:style style:name="P13" style:family="paragraph" style:parent-style-name="Standard">
      <style:paragraph-properties fo:margin-top="0cm" fo:margin-bottom="0cm" loext:contextual-spacing="false"/>
      <style:text-properties style:font-name="Arial1" style:font-name-complex="Arial2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Arial1" style:font-name-complex="Arial2"/>
    </style:style>
    <style:style style:name="P15" style:family="paragraph" style:parent-style-name="Standard">
      <style:paragraph-properties fo:margin-top="0cm" fo:margin-bottom="0cm" loext:contextual-spacing="false"/>
      <style:text-properties style:font-name="Arial1" fo:font-size="12pt" style:font-size-asian="12pt" style:font-name-complex="Arial2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Arial1" fo:font-size="12pt" style:font-size-asian="12pt" style:font-name-complex="Arial2" style:font-size-complex="12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Arial1" fo:font-size="12pt" officeooo:rsid="00052567" officeooo:paragraph-rsid="00052567" style:font-size-asian="12pt" style:font-name-complex="Arial2" style:font-size-complex="12pt"/>
    </style:style>
    <style:style style:name="P18" style:family="paragraph" style:parent-style-name="Standard">
      <style:paragraph-properties fo:margin-top="0cm" fo:margin-bottom="0cm" loext:contextual-spacing="false">
        <style:tab-stops/>
      </style:paragraph-properties>
      <style:text-properties style:font-name="Arial1" fo:font-size="12pt" style:font-size-asian="12pt" style:font-name-complex="Arial2" style:font-size-complex="12pt"/>
    </style:style>
    <style:style style:name="P19" style:family="paragraph" style:parent-style-name="Standard">
      <style:paragraph-properties fo:margin-top="0cm" fo:margin-bottom="0cm" loext:contextual-spacing="false"/>
      <style:text-properties style:font-name="Arial1" fo:font-size="12pt" fo:language="en" fo:country="US" style:font-size-asian="12pt" style:font-name-complex="Arial2" style:font-size-complex="12pt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style:font-name="Arial1" fo:font-size="12pt" fo:language="en" fo:country="US" style:font-size-asian="12pt" style:font-name-complex="Arial2" style:font-size-complex="12pt"/>
    </style:style>
    <style:style style:name="P21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1" fo:font-size="12pt" fo:font-weight="bold" style:font-size-asian="12pt" style:font-weight-asian="bold" style:font-name-complex="Arial2" style:font-size-complex="12pt" style:font-weight-complex="bold"/>
    </style:style>
    <style:style style:name="P22" style:family="paragraph" style:parent-style-name="Standard">
      <style:paragraph-properties fo:margin-top="0cm" fo:margin-bottom="0cm" loext:contextual-spacing="false"/>
      <style:text-properties style:font-name="Arial1" fo:language="en" fo:country="US" style:font-name-complex="Calibri1"/>
    </style:style>
    <style:style style:name="P23" style:family="paragraph" style:parent-style-name="Standard">
      <style:paragraph-properties fo:margin-top="0cm" fo:margin-bottom="0cm" loext:contextual-spacing="false"/>
      <style:text-properties style:font-name="Arial1" style:font-name-complex="Calibri1"/>
    </style:style>
    <style:style style:name="P24" style:family="paragraph" style:parent-style-name="Standard">
      <style:paragraph-properties fo:margin-top="0cm" fo:margin-bottom="0cm" loext:contextual-spacing="false"/>
      <style:text-properties style:font-name="Arial1" officeooo:rsid="000a9087" officeooo:paragraph-rsid="000a9087" style:font-name-complex="Calibri1"/>
    </style:style>
    <style:style style:name="P25" style:family="paragraph" style:parent-style-name="Standard">
      <style:paragraph-properties fo:margin-top="0cm" fo:margin-bottom="0cm" loext:contextual-spacing="false"/>
      <style:text-properties style:font-name="Arial1" officeooo:rsid="000c1b41" officeooo:paragraph-rsid="000c1b41" style:font-name-complex="Calibri1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style:font-name="Arial1" fo:font-size="10pt" style:font-size-asian="10pt" style:font-name-complex="Arial2" style:font-size-complex="10pt"/>
    </style:style>
    <style:style style:name="P27" style:family="paragraph" style:parent-style-name="Standard">
      <style:paragraph-properties fo:margin-top="0cm" fo:margin-bottom="0cm" loext:contextual-spacing="false"/>
      <style:text-properties style:font-name="Arial1" fo:font-size="10pt" officeooo:rsid="0011b749" officeooo:paragraph-rsid="0011b749" style:font-size-asian="10pt" style:font-name-complex="Calibri1" style:font-size-complex="10pt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30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1" fo:font-size="18pt" fo:font-weight="bold" style:font-size-asian="18pt" style:font-weight-asian="bold" style:font-name-complex="Arial2" style:font-size-complex="18pt" style:font-weight-complex="bold"/>
    </style:style>
    <style:style style:name="P31" style:family="paragraph" style:parent-style-name="Standard">
      <style:paragraph-properties fo:margin-top="0cm" fo:margin-bottom="0cm" loext:contextual-spacing="false"/>
      <style:text-properties style:font-name="Arial1" fo:font-size="16pt" fo:language="en" fo:country="US" style:font-size-asian="16pt" style:font-name-complex="Arial2" style:font-size-complex="16pt"/>
    </style:style>
    <style:style style:name="P32" style:family="paragraph" style:parent-style-name="Standard">
      <style:paragraph-properties fo:margin-top="0cm" fo:margin-bottom="0cm" loext:contextual-spacing="false"/>
      <style:text-properties style:font-name="Arial1" fo:font-size="16pt" style:font-size-asian="16pt" style:font-name-complex="Arial2" style:font-size-complex="16pt"/>
    </style:style>
    <style:style style:name="P33" style:family="paragraph" style:parent-style-name="Standard">
      <style:paragraph-properties fo:margin-top="0cm" fo:margin-bottom="0cm" loext:contextual-spacing="false"/>
      <style:text-properties fo:text-transform="uppercase" style:font-name="Arial1" fo:font-size="14pt" fo:language="en" fo:country="US" style:font-size-asian="14pt" style:font-name-complex="Arial2" style:font-size-complex="14pt"/>
    </style:style>
    <style:style style:name="P34" style:family="paragraph" style:parent-style-name="Standard">
      <style:paragraph-properties fo:margin-top="0cm" fo:margin-bottom="0cm" loext:contextual-spacing="false"/>
      <style:text-properties fo:text-transform="uppercase" style:font-name="Arial1" fo:font-size="14pt" style:font-size-asian="14pt" style:font-name-complex="Arial2" style:font-size-complex="14pt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fo:text-transform="uppercase" style:font-name="Arial1" fo:font-size="14pt" style:font-size-asian="14pt" style:font-name-complex="Arial2" style:font-size-complex="14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22pt" fo:font-weight="bold" style:font-size-asian="22pt" style:font-weight-asian="bold" style:font-size-complex="22pt" style:font-style-complex="italic" style:font-weight-complex="bold"/>
    </style:style>
    <style:style style:name="P37" style:family="paragraph" style:parent-style-name="Standard">
      <style:paragraph-properties fo:margin-top="0cm" fo:margin-bottom="0cm" loext:contextual-spacing="false"/>
      <style:text-properties style:font-name="Courier New" fo:font-size="12pt" style:font-size-asian="12pt" style:font-name-complex="Courier New2" style:font-size-complex="12pt"/>
    </style:style>
    <style:style style:name="P38" style:family="paragraph" style:parent-style-name="Standard">
      <style:paragraph-properties fo:margin-top="0cm" fo:margin-bottom="0cm" loext:contextual-spacing="false"/>
      <style:text-properties style:font-name="Courier New" fo:font-size="16pt" style:font-size-asian="16pt" style:font-name-complex="Courier New2" style:font-size-complex="16pt"/>
    </style:style>
    <style:style style:name="P39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6pt" style:font-size-asian="16pt" style:font-name-complex="Courier New2" style:font-size-complex="16pt"/>
    </style:style>
    <style:style style:name="P40" style:family="paragraph" style:parent-style-name="Standard">
      <style:paragraph-properties fo:margin-top="0cm" fo:margin-bottom="0cm" loext:contextual-spacing="false"/>
      <style:text-properties style:font-name="Courier New" fo:font-size="16pt" fo:language="en" fo:country="US" style:font-size-asian="16pt" style:font-name-complex="Courier New2" style:font-size-complex="16pt"/>
    </style:style>
    <style:style style:name="P41" style:family="paragraph" style:parent-style-name="Standard">
      <style:paragraph-properties fo:margin-top="0cm" fo:margin-bottom="0cm" loext:contextual-spacing="false" fo:line-height="100%" fo:break-before="page"/>
      <style:text-properties style:font-name="Arial1" fo:font-size="14pt" style:font-size-asian="14pt" style:font-name-complex="Arial2" style:font-size-complex="14pt" style:font-weight-complex="bold"/>
    </style:style>
    <style:style style:name="P42" style:family="paragraph" style:parent-style-name="Standard">
      <style:paragraph-properties fo:margin-top="0cm" fo:margin-bottom="0cm" loext:contextual-spacing="false" fo:break-before="page"/>
      <style:text-properties style:font-name="Arial1" fo:font-size="14pt" fo:language="en" fo:country="US" style:text-underline-style="solid" style:text-underline-width="auto" style:text-underline-color="font-color" fo:font-weight="bold" style:font-size-asian="14pt" style:font-weight-asian="bold" style:font-name-complex="Arial2" style:font-size-complex="14pt" style:font-weight-complex="bold"/>
    </style:style>
    <style:style style:name="P43" style:family="paragraph" style:parent-style-name="Standard">
      <style:paragraph-properties fo:margin-top="0cm" fo:margin-bottom="0cm" loext:contextual-spacing="false" fo:break-before="page"/>
      <style:text-properties style:font-name="Arial1" fo:font-size="14pt" style:text-underline-style="solid" style:text-underline-width="auto" style:text-underline-color="font-color" fo:font-weight="bold" style:font-size-asian="14pt" style:font-weight-asian="bold" style:font-name-complex="Arial2" style:font-size-complex="14pt" style:font-weight-complex="bold"/>
    </style:style>
    <style:style style:name="P44" style:family="paragraph" style:parent-style-name="Standard">
      <style:paragraph-properties fo:margin-top="0cm" fo:margin-bottom="0cm" loext:contextual-spacing="false" fo:line-height="100%" fo:break-before="page"/>
      <style:text-properties style:font-name="Arial1" fo:font-size="12pt" style:font-size-asian="12pt" style:font-name-complex="Arial2" style:font-size-complex="12pt"/>
    </style:style>
    <style:style style:name="P45" style:family="paragraph" style:parent-style-name="Standard">
      <style:paragraph-properties fo:margin-top="0cm" fo:margin-bottom="0cm" loext:contextual-spacing="false"/>
      <style:text-properties style:font-name="Arial1" fo:language="en" fo:country="US" style:font-name-complex="Calibri1"/>
    </style:style>
    <style:style style:name="P46" style:family="paragraph" style:parent-style-name="Standard">
      <style:paragraph-properties fo:margin-top="0cm" fo:margin-bottom="0cm" loext:contextual-spacing="false"/>
      <style:text-properties style:font-name="Arial1" fo:font-size="12pt" style:font-size-asian="12pt" style:font-name-complex="Calibri1" style:font-size-complex="12pt"/>
    </style:style>
    <style:style style:name="P47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1" fo:font-size="12pt" fo:font-weight="bold" officeooo:paragraph-rsid="00175381" style:font-size-asian="12pt" style:font-weight-asian="bold" style:font-name-complex="Arial2" style:font-size-complex="12pt" style:font-weight-complex="bold"/>
    </style:style>
    <style:style style:name="P48" style:family="paragraph" style:parent-style-name="Standard">
      <style:paragraph-properties fo:margin-top="0cm" fo:margin-bottom="0cm" loext:contextual-spacing="false"/>
      <style:text-properties style:font-name="Arial1" fo:font-size="10pt" officeooo:rsid="00175381" officeooo:paragraph-rsid="00175381" style:font-size-asian="10pt" style:font-name-complex="Calibri1" style:font-size-complex="10pt"/>
    </style:style>
    <style:style style:name="P49" style:family="paragraph" style:parent-style-name="List_20_Paragraph" style:list-style-name="WWNum35">
      <style:paragraph-properties fo:margin-top="0cm" fo:margin-bottom="0cm" loext:contextual-spacing="false" fo:line-height="100%"/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50" style:family="paragraph" style:parent-style-name="List_20_Paragraph" style:list-style-name="WWNum36">
      <style:paragraph-properties fo:margin-top="0cm" fo:margin-bottom="0cm" loext:contextual-spacing="false" fo:line-height="100%"/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51" style:family="paragraph" style:parent-style-name="List_20_Paragraph" style:list-style-name="WWNum37">
      <style:paragraph-properties fo:margin-top="0cm" fo:margin-bottom="0cm" loext:contextual-spacing="false"/>
      <style:text-properties style:font-name="Arial1" fo:font-size="12pt" style:font-size-asian="12pt" style:font-name-complex="Arial2" style:font-size-complex="12pt"/>
    </style:style>
    <style:style style:name="T1" style:family="text">
      <style:text-properties style:font-name="Arial1" fo:font-size="10pt" style:font-size-asian="10pt" style:font-name-complex="Arial2" style:font-size-complex="10pt"/>
    </style:style>
    <style:style style:name="T2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3" style:family="text">
      <style:text-properties style:font-name="Arial1" style:font-name-complex="Arial2"/>
    </style:style>
    <style:style style:name="T4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T5" style:family="text">
      <style:text-properties style:font-name="Arial1" fo:font-size="12pt" style:font-size-asian="12pt" style:font-name-complex="Arial2" style:font-size-complex="12pt"/>
    </style:style>
    <style:style style:name="T6" style:family="text">
      <style:text-properties style:font-name="Arial1" fo:font-size="16pt" style:font-size-asian="16pt" style:font-name-complex="Arial2" style:font-size-complex="16pt"/>
    </style:style>
    <style:style style:name="T7" style:family="text">
      <style:text-properties style:font-name="Arial1" fo:font-size="16pt" fo:font-weight="bold" style:font-size-asian="16pt" style:font-weight-asian="bold" style:font-name-complex="Arial2" style:font-size-complex="16pt" style:font-weight-complex="bold"/>
    </style:style>
    <style:style style:name="T8" style:family="text">
      <style:text-properties fo:text-transform="uppercase" style:font-name="Arial1" fo:font-size="14pt" style:font-size-asian="14pt" style:font-name-complex="Arial2" style:font-size-complex="14pt"/>
    </style:style>
    <style:style style:name="T9" style:family="text">
      <style:text-properties style:font-name="Courier New" fo:font-size="12pt" style:font-size-asian="12pt" style:font-name-complex="Courier New2" style:font-size-complex="12pt"/>
    </style:style>
    <style:style style:name="T10" style:family="text">
      <style:text-properties style:font-name="Courier New" fo:font-size="12pt" fo:font-weight="bold" style:font-size-asian="12pt" style:font-weight-asian="bold" style:font-name-complex="Courier New2" style:font-size-complex="12pt" style:font-weight-complex="bold"/>
    </style:style>
    <style:style style:name="T11" style:family="text">
      <style:text-properties style:font-name="Courier New" fo:font-size="16pt" fo:font-weight="bold" style:font-size-asian="16pt" style:font-weight-asian="bold" style:font-name-complex="Courier New2" style:font-size-complex="16pt" style:font-weight-complex="bold"/>
    </style:style>
    <style:style style:name="T12" style:family="text">
      <style:text-properties officeooo:rsid="0007f21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7.888cm" draw:visible-area-height="7.808cm"/>
    </style:style>
    <style:style style:name="fr3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8.152cm" draw:visible-area-height="0.797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5"><draw:frame draw:style-name="fr2" draw:name="1" text:anchor-type="as-char" svg:y="0cm" svg:width="2.381cm" svg:height="2.328cm" draw:z-index="10"><draw:object-ole xlink:href="./Obj105" xlink:type="simple" xlink:show="embed" xlink:actuate="onLoad"/><draw:image xlink:href="./ObjectReplacements/Obj105" xlink:type="simple" xlink:show="embed" xlink:actuate="onLoad"/></draw:frame></text:p>
          </table:table-cell>
          <table:table-cell table:style-name="Tableau1.A1" office:value-type="string">
            <text:p text:style-name="P36">TP2 : exercices sur les boucles</text:p>
          </table:table-cell>
          <table:table-cell table:style-name="Tableau1.A1" office:value-type="string">
            <text:p text:style-name="P5"><draw:frame draw:style-name="fr1" draw:name="Image 2" text:anchor-type="as-char" svg:width="1.782cm" svg:height="2.046cm" draw:z-index="0"><draw:image xlink:href="Pictures/10000000000003280000038BC58B00937D01611A.jpg" xlink:type="simple" xlink:show="embed" xlink:actuate="onLoad" loext:mime-type="image/jpeg"/><svg:desc>logo touchard</svg:desc></draw:frame></text:p>
            <text:p text:style-name="P4"/>
          </table:table-cell>
        </table:table-row>
      </table:table>
      <text:p text:style-name="P6"/>
      <text:p text:style-name="P6">A l’aide de la fiche de synthèse établir l’algorithme des différents exercices ci-dessous puis valider votre programme en langage python.</text:p>
      <text:p text:style-name="P8"/>
      <text:p text:style-name="P9">Exercice 1</text:p>
      <text:p text:style-name="P13"/>
      <text:p text:style-name="P3"><text:span text:style-name="T5">Ecrire un programme qui affiche des nombres entiers de 0 à 15.</text:span><text:span text:style-name="T8"> </text:span>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1">Algorithme pseudo-code</text:p>
          </table:table-cell>
          <table:table-cell table:style-name="Tableau2.A1" office:value-type="string">
            <text:p text:style-name="P21">Python</text:p>
          </table:table-cell>
        </table:table-row>
        <table:table-row table:style-name="Tableau2.1">
          <table:table-cell table:style-name="Tableau2.A1" office:value-type="string">
            <text:p text:style-name="P16">pour n de 1 à 15 par pas de 1 faire</text:p>
            <text:p text:style-name="P16"><text:s text:c="2"/>afficher(n)</text:p>
            <text:p text:style-name="P16">finpour</text:p>
            <text:p text:style-name="P16"/>
          </table:table-cell>
          <table:table-cell table:style-name="Tableau2.A1" office:value-type="string">
            <text:p text:style-name="P22">for n in range(16):</text:p>
            <text:p text:style-name="P22"><text:s text:c="4"/>print(n)</text:p>
          </table:table-cell>
        </table:table-row>
      </table:table>
      <text:p text:style-name="P33"/>
      <text:p text:style-name="P11"/>
      <text:p text:style-name="P9">Exercice 2</text:p>
      <text:p text:style-name="P13"/>
      <text:p text:style-name="P3"><text:span text:style-name="T5">Ecrire un programme qui affiche des nombres entiers de 15 à 0.</text:span><text:span text:style-name="T8"> </text:span></text:p>
      <text:p text:style-name="P34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21">Algorithme pseudo-code</text:p>
          </table:table-cell>
          <table:table-cell table:style-name="Tableau3.A1" office:value-type="string">
            <text:p text:style-name="P21">Python</text:p>
          </table:table-cell>
        </table:table-row>
        <table:table-row table:style-name="Tableau3.1">
          <table:table-cell table:style-name="Tableau3.A1" office:value-type="string">
            <text:p text:style-name="P16">pour n de 15 à 0 par pas de -1 faire</text:p>
            <text:p text:style-name="P16"><text:s text:c="2"/>afficher(n)</text:p>
            <text:p text:style-name="P16">finpour</text:p>
            <text:p text:style-name="P16"/>
          </table:table-cell>
          <table:table-cell table:style-name="Tableau3.A1" office:value-type="string">
            <text:p text:style-name="P22">for n in range(15,-1,-1):</text:p>
            <text:p text:style-name="P22"><text:s text:c="4"/>print(n)</text:p>
          </table:table-cell>
        </table:table-row>
      </table:table>
      <text:p text:style-name="P33"><text:s/></text:p>
      <text:p text:style-name="P11"/>
      <text:p text:style-name="P9">Exercice 3</text:p>
      <text:p text:style-name="P13"/>
      <text:p text:style-name="P3"><text:span text:style-name="T5">Refaire l’exercice 1 en demandant à l’utilisateur deux valeurs entières debut et fin. Ecrire un programme qui affiche des nombres entiers entre les variables debut et fin (inclus).</text:span><text:span text:style-name="T8"> </text:span></text:p>
      <text:p text:style-name="P15"/>
      <text:p text:style-name="P15">Aide : Interaction avec l'utilisateur : la fonction input(), voir annexe en dernière page.</text:p>
      <text:p text:style-name="P15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21">Algorithme pseudo-code</text:p>
          </table:table-cell>
          <table:table-cell table:style-name="Tableau4.A1" office:value-type="string">
            <text:p text:style-name="P21">Python</text:p>
          </table:table-cell>
        </table:table-row>
        <table:table-row table:style-name="Tableau4.1">
          <table:table-cell table:style-name="Tableau4.A1" office:value-type="string">
            <text:p text:style-name="P16">afficher("votre valeur de debut")</text:p>
            <text:p text:style-name="P16">lire debut</text:p>
            <text:p text:style-name="P16">afficher("votre valeur de fin")</text:p>
            <text:p text:style-name="P16">lire debut</text:p>
            <text:p text:style-name="P16">pour n de debut à fin par pas de 1 faire</text:p>
            <text:p text:style-name="P16"><text:s text:c="2"/>afficher(n)</text:p>
            <text:p text:style-name="P16">finpou<text:span text:style-name="T12">r</text:span></text:p>
            <text:p text:style-name="P16"/>
          </table:table-cell>
          <table:table-cell table:style-name="Tableau4.A1" office:value-type="string">
            <text:p text:style-name="P23">debut =int(input("votre valeur de debut:"))</text:p>
            <text:p text:style-name="P23">fin = int(input("votre valeur de fin:"))</text:p>
            <text:p text:style-name="P23">for n in range(debut,fin,1):</text:p>
            <text:p text:style-name="P23"><text:s text:c="4"/>print(n)</text:p>
          </table:table-cell>
        </table:table-row>
      </table:table>
      <text:p text:style-name="P35"/>
      <text:p text:style-name="P41"/>
      <text:p text:style-name="P9">Exercice 4</text:p>
      <text:p text:style-name="P9"/>
      <text:p text:style-name="P15">Ecrire un programme qui demande un nombre de départ, et qui ensuite affiche les dix nombres suivants. </text:p>
      <text:p text:style-name="P15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21">Algorithme pseudo-code</text:p>
          </table:table-cell>
          <table:table-cell table:style-name="Tableau5.A1" office:value-type="string">
            <text:p text:style-name="P21">Python</text:p>
          </table:table-cell>
        </table:table-row>
        <table:table-row table:style-name="Tableau5.1">
          <table:table-cell table:style-name="Tableau5.A1" office:value-type="string">
            <text:p text:style-name="P16">afficher("votre valeur de debut")</text:p>
            <text:p text:style-name="P16">lire debut</text:p>
            <text:p text:style-name="P16">pour n de debut+1 à debut+10 par pas de 1 faire</text:p>
            <text:p text:style-name="P16"><text:s text:c="2"/>afficher(n)</text:p>
            <text:p text:style-name="P16">finpour</text:p>
            <text:p text:style-name="P16"/>
          </table:table-cell>
          <table:table-cell table:style-name="Tableau5.A1" office:value-type="string">
            <text:p text:style-name="P23">debut =int(input("votre valeur de debut"))</text:p>
            <text:p text:style-name="P23">for n in range(debut+1,debut+10,1):</text:p>
            <text:p text:style-name="P23"><text:s text:c="4"/>print(n)</text:p>
          </table:table-cell>
        </table:table-row>
      </table:table>
      <text:p text:style-name="P15"/>
      <text:p text:style-name="P15"/>
      <text:p text:style-name="P9">Exercice 5</text:p>
      <text:p text:style-name="P9"/>
      <text:p text:style-name="P15">Ecrire un programme qui demande un nombre de départ (opérande), et qui ensuite écrit la table de multiplication de ce nombre.</text:p>
      <text:p text:style-name="P15"/>
      <text:p text:style-name="P15">Exemple pour la table de 4 :</text:p>
      <text:p text:style-name="P15"/>
      <text:p text:style-name="P15">4 * 1 = 4</text:p>
      <text:p text:style-name="P15">4 * 2 = 8</text:p>
      <text:p text:style-name="P15">4 * 3 = 12</text:p>
      <text:p text:style-name="P15">4 * 4 = 16</text:p>
      <text:p text:style-name="P15">4 * 5 = 20</text:p>
      <text:p text:style-name="P15">4 * 6 = 24</text:p>
      <text:p text:style-name="P15">4 * 7 = 28</text:p>
      <text:p text:style-name="P15">4 * 8 = 32</text:p>
      <text:p text:style-name="P15">4 * 9 = 36</text:p>
      <text:p text:style-name="P18">4 * 10 = 40</text:p>
      <text:p text:style-name="P15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21">Algorithme pseudo-code</text:p>
          </table:table-cell>
          <table:table-cell table:style-name="Tableau6.A1" office:value-type="string">
            <text:p text:style-name="P21">Python</text:p>
          </table:table-cell>
        </table:table-row>
        <table:table-row table:style-name="Tableau6.1">
          <table:table-cell table:style-name="Tableau6.A1" office:value-type="string">
            <text:p text:style-name="P16">afficher("votre table de multiplication")</text:p>
            <text:p text:style-name="P16">lire operande</text:p>
            <text:p text:style-name="P16">#a compléter</text:p>
            <text:p text:style-name="P16"/>
            <text:p text:style-name="P16"/>
            <text:p text:style-name="P16">finpour</text:p>
            <text:p text:style-name="P16"/>
          </table:table-cell>
          <table:table-cell table:style-name="Tableau6.A1" office:value-type="string">
            <text:p text:style-name="P22">table =int(input("votre table de multiplication: "))</text:p>
            <text:p text:style-name="P22">for n in range(table*,,):</text:p>
            <text:p text:style-name="P22"><text:s text:c="4"/>print(table)</text:p>
          </table:table-cell>
        </table:table-row>
      </table:table>
      <text:p text:style-name="P19"/>
      <text:p text:style-name="P19"/>
      <text:p text:style-name="P20"/>
      <text:p text:style-name="P42"/>
      <text:p text:style-name="P12"/>
      <text:p text:style-name="P9">Exercice 6</text:p>
      <text:p text:style-name="P15"/>
      <text:p text:style-name="P15">Ecrire un programme qui demande successivement 5 nombres positifs à l’utilisateur, et qui lui dise ensuite quel était le plus grand (max) parmi ces 5 nombres :</text:p>
      <text:p text:style-name="P15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21">Algorithme pseudo-code</text:p>
          </table:table-cell>
          <table:table-cell table:style-name="Tableau7.A1" office:value-type="string">
            <text:p text:style-name="P21">Python</text:p>
          </table:table-cell>
        </table:table-row>
        <table:table-row table:style-name="Tableau7.1">
          <table:table-cell table:style-name="Tableau7.A1" office:value-type="string">
            <text:p text:style-name="P16">pour n de 1 à 5 par pas de 1 faire</text:p>
            <text:p text:style-name="P16"><text:tab/>afficher("votre table de multiplication")</text:p>
            <text:p text:style-name="P16"><text:tab/>lire operande</text:p>
            <text:p text:style-name="P16"><text:tab/>#a compléter</text:p>
            <text:p text:style-name="P16"><text:tab/></text:p>
            <text:p text:style-name="P16">finpour</text:p>
            <text:p text:style-name="P16">afficher("le nombre le plus grand est",max)</text:p>
          </table:table-cell>
          <table:table-cell table:style-name="Tableau7.A1" office:value-type="string">
            <text:p text:style-name="P24">Max=0</text:p>
            <text:p text:style-name="P24">for n in range(5) :</text:p>
            <text:p text:style-name="P24"><text:s text:c="6"/>nb=int(input(« saisir un nombre »))</text:p>
            <text:p text:style-name="P24"><text:s text:c="6"/>if nb&gt;max :</text:p>
            <text:p text:style-name="P24"><text:s text:c="12"/>max=nb </text:p>
            <text:p text:style-name="P24">print(« le nb max est » , max)</text:p>
          </table:table-cell>
        </table:table-row>
        <table:table-row table:style-name="Tableau7.1">
          <table:table-cell table:style-name="Tableau7.A3" office:value-type="string">
            <text:p text:style-name="P16"/>
          </table:table-cell>
          <table:table-cell table:style-name="Tableau7.A3" office:value-type="string">
            <text:p text:style-name="P24"/>
          </table:table-cell>
        </table:table-row>
      </table:table>
      <text:p text:style-name="P15"/>
      <text:p text:style-name="P15"/>
      <text:p text:style-name="P9">Exercice 7</text:p>
      <text:p text:style-name="P15"/>
      <text:p text:style-name="P15">Réécrire l’algorithme précédent, mais cette fois-ci on ne connaît pas d’avance combien l’utilisateur souhaite saisir de nombres. La saisie des nombres s’arrête lorsque l’utilisateur entre un chiffre négatif.</text:p>
      <text:p text:style-name="P15"/>
      <text:p text:style-name="P15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21">Algorithme pseudo-code</text:p>
          </table:table-cell>
          <table:table-cell table:style-name="Tableau8.A1" office:value-type="string">
            <text:p text:style-name="P21">Python</text:p>
          </table:table-cell>
        </table:table-row>
        <table:table-row table:style-name="Tableau8.1">
          <table:table-cell table:style-name="Tableau8.A1" office:value-type="string">
            <text:p text:style-name="P16">valeur←0</text:p>
            <text:p text:style-name="P16">max←0</text:p>
            <text:p text:style-name="P16">Tant que valeur&gt;=0</text:p>
            <text:p text:style-name="P16"># a compléter</text:p>
            <text:p text:style-name="P16"/>
            <text:p text:style-name="P16"/>
            <text:p text:style-name="P16">fin tant que</text:p>
            <text:p text:style-name="P16">afficher("le nombre le plus grand est",max)</text:p>
          </table:table-cell>
          <table:table-cell table:style-name="Tableau8.A1" office:value-type="string">
            <text:p text:style-name="P25">Valeur=0</text:p>
            <text:p text:style-name="P25">max=0</text:p>
            <text:p text:style-name="P25">while valeur&gt;=0 </text:p>
            <text:p text:style-name="P25"><text:s text:c="8"/>valeur=int(input(« saisir un nombre positif ou -1 pour son max »))</text:p>
            <text:p text:style-name="P25"><text:s text:c="9"/>if valeur&gt;max :</text:p>
            <text:p text:style-name="P25"><text:s text:c="13"/>max=valeur </text:p>
            <text:p text:style-name="P25">print(« le nb max est »,max)</text:p>
          </table:table-cell>
        </table:table-row>
      </table:table>
      <text:p text:style-name="P15"/>
      <text:p text:style-name="P16"/>
      <text:p text:style-name="P43">Exercice 8</text:p>
      <text:p text:style-name="P15"/>
      <text:p text:style-name="P15">Ecrire un programme qui demande des nombres positifs à l’utilisateur, et effectue la somme de tous ces nombres. On ne connaît pas d’avance combien l’utilisateur souhaite saisir de nombres. La saisie des nombres s’arrête lorsque l’utilisateur entre un chiffre négatif.</text:p>
      <text:p text:style-name="P15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21">Algorithme pseudo-code</text:p>
          </table:table-cell>
          <table:table-cell table:style-name="Tableau9.A1" office:value-type="string">
            <text:p text:style-name="P21">Python</text:p>
          </table:table-cell>
        </table:table-row>
        <table:table-row table:style-name="Tableau9.1">
          <table:table-cell table:style-name="Tableau9.A1" office:value-type="string">
            <text:p text:style-name="P16">valeur←0</text:p>
            <text:p text:style-name="P16">somme←0</text:p>
            <text:p text:style-name="P16">tant que valeur&gt;=0</text:p>
            <text:p text:style-name="P16"><text:tab/></text:p>
            <text:p text:style-name="P17"/>
            <text:p text:style-name="P16"/>
            <text:p text:style-name="P16"/>
            <text:p text:style-name="P16">fin tant que</text:p>
            <text:p text:style-name="P16">afficher("la somme des nombres est",somme)</text:p>
          </table:table-cell>
          <table:table-cell table:style-name="Tableau9.A1" office:value-type="string">
            <text:p text:style-name="P23">valeur=0</text:p>
            <text:p text:style-name="P23">somme=0</text:p>
            <text:p text:style-name="P23">while valeur&gt;=0:</text:p>
            <text:p text:style-name="P23"><text:s text:c="4"/>print("la sommes des nombres est",somme)</text:p>
          </table:table-cell>
        </table:table-row>
      </table:table>
      <text:p text:style-name="P15"/>
      <text:p text:style-name="P9">Exercice 9</text:p>
      <text:p text:style-name="P15"/>
      <text:p text:style-name="P15">Programmation d’un menu. Traduire le pseudo code en python.</text:p>
      <text:p text:style-name="P15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21">Algorithme pseudo-code</text:p>
          </table:table-cell>
          <table:table-cell table:style-name="Tableau10.A1" office:value-type="string">
            <text:p text:style-name="P21">Python</text:p>
          </table:table-cell>
        </table:table-row>
        <table:table-row table:style-name="Tableau10.1">
          <table:table-cell table:style-name="Tableau10.A1" office:value-type="string">
            <text:p text:style-name="P14">menu←’0’</text:p>
            <text:p text:style-name="P14">Tant que menu≠’q’</text:p>
            <text:p text:style-name="P14"><text:s text:c="4"/>afficher("1 : charger le fichier")</text:p>
            <text:p text:style-name="P14"><text:s text:c="4"/>afficher ("2 : sauvegarder le fichier")</text:p>
            <text:p text:style-name="P14"><text:s text:c="4"/>afficher ("3 : afficher les données")</text:p>
            <text:p text:style-name="P14"><text:s text:c="4"/>afficher ("4 : modifier les données")</text:p>
            <text:p text:style-name="P14"><text:s text:c="4"/>afficher ("q : quitter")</text:p>
            <text:p text:style-name="P14"><text:s text:c="4"/>afficher("votre choix ?")</text:p>
            <text:p text:style-name="P14"><text:s text:c="4"/>lire menu</text:p>
            <text:p text:style-name="P14"><text:s text:c="4"/>si menu=’1’ alors</text:p>
            <text:p text:style-name="P14"><text:tab/>afficher("Chargement")</text:p>
            <text:p text:style-name="P14"><text:s text:c="4"/>sinon si menu=’2’ alors</text:p>
            <text:p text:style-name="P14"><text:tab/>afficher("Sauvegarde")</text:p>
            <text:p text:style-name="P14"><text:tab/> <text:s text:c="3"/>sinon si menu=’3’ alors</text:p>
            <text:p text:style-name="P14"><text:tab/><text:tab/> <text:s text:c="4"/>afficher("Affichage")</text:p>
            <text:p text:style-name="P14"><text:tab/><text:tab/> <text:s text:c="2"/>sinon si menu=’4’ alors</text:p>
            <text:p text:style-name="P14"><text:tab/><text:tab/><text:tab/>afficher("modification")</text:p>
            <text:p text:style-name="P14"><text:tab/><text:tab/><text:tab/> <text:s text:c="2"/>sinon si menu=’q’ alors</text:p>
            <text:p text:style-name="P14"><text:tab/><text:tab/><text:tab/><text:tab/> <text:s/>afficher("Au revoir")</text:p>
            <text:p text:style-name="P14"><text:tab/><text:tab/><text:tab/><text:tab/>sinon</text:p>
            <text:p text:style-name="P14"><text:tab/><text:tab/><text:tab/><text:tab/> <text:s/>afficher("erreur")</text:p>
            <text:p text:style-name="P14"><text:tab/><text:tab/><text:tab/><text:tab/>fin si</text:p>
            <text:p text:style-name="P14"><text:tab/><text:tab/><text:tab/>fin si</text:p>
            <text:p text:style-name="P14"><text:tab/><text:tab/>fin si</text:p>
            <text:p text:style-name="P14"><text:tab/>fin si</text:p>
            <text:p text:style-name="P14"><text:s text:c="4"/>finsi</text:p>
            <text:p text:style-name="P14">fin tant que</text:p>
          </table:table-cell>
          <table:table-cell table:style-name="Tableau10.A1" office:value-type="string">
            <text:p text:style-name="P23">menu=’0’</text:p>
            <text:p text:style-name="P23">while menu!=’q’:</text:p>
            <text:p text:style-name="P23"><text:s text:c="4"/>print("1 : charger le fichier")</text:p>
            <text:p text:style-name="P23"><text:s text:c="4"/>print ("2 : sauvegarder le fichier")</text:p>
            <text:p text:style-name="P23"><text:s text:c="4"/>print ("3 : afficher les données")</text:p>
            <text:p text:style-name="P23"><text:s text:c="4"/>print ("4 : modifier les données")</text:p>
            <text:p text:style-name="P23"><text:s text:c="4"/>print ("q : quitter")</text:p>
            <text:p text:style-name="P23"><text:s text:c="4"/>print("votre choix ?")</text:p>
            <text:p text:style-name="P23"><text:s text:c="4"/>menu=input("votre choix ?")</text:p>
            <text:p text:style-name="P23"><text:s text:c="4"/>if menu=’1’:</text:p>
            <text:p text:style-name="P23"><text:tab/>print("Chargement")</text:p>
            <text:p text:style-name="P23"><text:s text:c="4"/>elif menu=’2’:</text:p>
            <text:p text:style-name="P23"><text:tab/>print("Sauvegarde")</text:p>
            <text:p text:style-name="P23"><text:tab/> <text:s text:c="3"/>elif menu=’3’:</text:p>
            <text:p text:style-name="P23"><text:tab/><text:tab/> <text:s text:c="4"/>print("Affichage")</text:p>
            <text:p text:style-name="P23"><text:tab/><text:tab/> <text:s text:c="2"/>elif menu=’4’:</text:p>
            <text:p text:style-name="P23"><text:tab/><text:tab/><text:tab/>print("modification")</text:p>
            <text:p text:style-name="P23"><text:tab/><text:tab/><text:tab/> <text:s text:c="2"/>elif menu=’q’ :</text:p>
            <text:p text:style-name="P23"><text:tab/><text:tab/><text:tab/><text:tab/> <text:s/>print("Au revoir")</text:p>
            <text:p text:style-name="P23"><text:tab/><text:tab/><text:tab/><text:tab/>else</text:p>
            <text:p text:style-name="P23"><text:tab/><text:tab/><text:tab/><text:tab/> <text:s/>print("erreur")</text:p>
          </table:table-cell>
        </table:table-row>
      </table:table>
      <text:p text:style-name="P16"/>
      <text:p text:style-name="P43">Exercice 10</text:p>
      <text:p text:style-name="P15"/>
      <text:p text:style-name="P15">Programmation du jeu « deviner un nombre ».</text:p>
      <text:p text:style-name="P15"/>
      <text:p text:style-name="P15">L’ordinateur choisit un nombre entier entre 1 et 20. Le programme demande à l’utilisateur un chiffre.</text:p>
      <text:p text:style-name="P15">Si celui-ci est supérieur au nombre à deviner, on affiche ("chiffre trop grand") ;</text:p>
      <text:p text:style-name="P15">Si celui-ci est inférieur au nombre à deviner, on affiche ("chiffre trop petit") ;</text:p>
      <text:p text:style-name="P15">Dans les deux cas on redemande un autre chiffre jusqu’à ce que l’utilisateur ait trouvé le nombre à deviner.</text:p>
      <text:p text:style-name="P16"/>
      <text:p text:style-name="P15">Aide : Générer un nombre aléatoire, voir annexe en dernière page.</text:p>
      <text:p text:style-name="P16"/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office:value-type="string">
            <text:p text:style-name="P47">Algorithme pseudo-code</text:p>
          </table:table-cell>
          <table:table-cell table:style-name="Tableau11.A1" office:value-type="string">
            <text:p text:style-name="P21">Python</text:p>
          </table:table-cell>
        </table:table-row>
        <table:table-row table:style-name="Tableau11.1">
          <table:table-cell table:style-name="Tableau11.A1" office:value-type="string">
            <text:p text:style-name="P16">nombre←tirage aléatoire entre (1 et 20)</text:p>
            <text:p text:style-name="P16">valeur←0</text:p>
            <text:p text:style-name="P16">tant que valeur ≠ nombre</text:p>
            <text:p text:style-name="P16"><text:tab/>afficher("votre chiffre")</text:p>
            <text:p text:style-name="P16"><text:tab/>Lire valeur</text:p>
            <text:p text:style-name="P16"><text:tab/>si valeur&gt;nombre alors</text:p>
            <text:p text:style-name="P16"><text:tab/><text:tab/>print("chiffre trop grand")</text:p>
            <text:p text:style-name="P16"><text:tab/>sinon si valeur&lt;nombre alors</text:p>
            <text:p text:style-name="P16"><text:tab/><text:tab/>print("chiffre trop petit")</text:p>
            <text:p text:style-name="P16"><text:tab/><text:tab/>sinon</text:p>
            <text:p text:style-name="P16"><text:tab/><text:tab/><text:tab/>print("exact")</text:p>
            <text:p text:style-name="P16"><text:tab/><text:tab/>fin si</text:p>
            <text:p text:style-name="P16"><text:tab/>fin si</text:p>
            <text:p text:style-name="P16">fin tant que</text:p>
          </table:table-cell>
          <table:table-cell table:style-name="Tableau11.A1" office:value-type="string">
            <text:p text:style-name="P46">nombre=randint(1,20)</text:p>
            <text:p text:style-name="P46">valeur=0</text:p>
            <text:p text:style-name="P46">while valeur !=nombre:</text:p>
            <text:p text:style-name="P46"><text:s text:c="4"/>valeur=int(input("votre valeur?"))</text:p>
            <text:p text:style-name="P46"><text:s text:c="4"/>if valeur&gt;nombre:</text:p>
            <text:p text:style-name="P46"><text:s text:c="8"/>print("chiffre trop grand")</text:p>
            <text:p text:style-name="P46"><text:s text:c="4"/>elif valeur&lt;nombre:</text:p>
            <text:p text:style-name="P46"><text:s text:c="8"/>print("chiffre trop petit")</text:p>
            <text:p text:style-name="P46"><text:s text:c="4"/>else:</text:p>
            <text:p text:style-name="P46"><text:s text:c="8"/>print("exact")</text:p>
          </table:table-cell>
        </table:table-row>
      </table:table>
      <text:p text:style-name="P15"/>
      <text:p text:style-name="P9">Exercice 11</text:p>
      <text:p text:style-name="P15"/>
      <text:p text:style-name="P15">Amélioration du jeu « deviner un nombre ». Reprendre le jeu et ajouter un compteur de coups. </text:p>
      <text:p text:style-name="P15"/>
      <text:p text:style-name="P15">Exemple d’affichage :<text:tab/>« Exact, vous avez trouvé en 5 coups »</text:p>
      <text:p text:style-name="P15"/>
      <table:table table:name="Tableau12" table:style-name="Tableau12">
        <table:table-column table:style-name="Tableau12.A"/>
        <table:table-column table:style-name="Tableau12.B"/>
        <table:table-row table:style-name="Tableau12.1">
          <table:table-cell table:style-name="Tableau12.A1" office:value-type="string">
            <text:p text:style-name="P21">Algorithme pseudo-code</text:p>
          </table:table-cell>
          <table:table-cell table:style-name="Tableau12.A1" office:value-type="string">
            <text:p text:style-name="P21">Python</text:p>
          </table:table-cell>
        </table:table-row>
        <table:table-row table:style-name="Tableau12.1">
          <table:table-cell table:style-name="Tableau12.A1" office:value-type="string">
            <text:p text:style-name="P26">nombre←tirage aléatoire entre (1 et 20)</text:p>
            <text:p text:style-name="P26">valeur←0</text:p>
            <text:p text:style-name="P26">coups←0</text:p>
            <text:p text:style-name="P26">tant que valeur ≠ nombre</text:p>
            <text:p text:style-name="P26"><text:tab/>afficher("votre chiffre")</text:p>
            <text:p text:style-name="P26"><text:tab/>Lire valeur</text:p>
            <text:p text:style-name="P26"><text:tab/></text:p>
            <text:p text:style-name="P26"/>
            <text:p text:style-name="P26"/>
            <text:p text:style-name="P26"/>
            <text:p text:style-name="P26"/>
            <text:p text:style-name="P26">fin tant que</text:p>
          </table:table-cell>
          <table:table-cell table:style-name="Tableau12.A1" office:value-type="string">
            <text:p text:style-name="P48"/>
          </table:table-cell>
        </table:table-row>
      </table:table>
      <text:p text:style-name="P9"/>
      <text:p text:style-name="P10"/>
      <text:p text:style-name="P43">Exercice 12</text:p>
      <text:p text:style-name="P15"/>
      <text:p text:style-name="P15">Amélioration du jeu « deviner un nombre ».</text:p>
      <text:p text:style-name="P15"/>
      <text:p text:style-name="P15">Reprendre le jeu et demander à l’utilisateur à la fin de la partie s’il veut rejouer. Répondre par la lettre O pour oui et N pour non. Si l’utilisateur saisit une autre lettre que O ou N, il faudra alors lui reposer la question.</text:p>
      <text:p text:style-name="P15"/>
      <table:table table:name="Tableau15" table:style-name="Tableau15">
        <table:table-column table:style-name="Tableau15.A"/>
        <table:table-column table:style-name="Tableau15.B"/>
        <table:table-row table:style-name="Tableau15.1">
          <table:table-cell table:style-name="Tableau15.A1" office:value-type="string">
            <text:p text:style-name="P21">Aide</text:p>
          </table:table-cell>
          <table:table-cell table:style-name="Tableau15.A1" office:value-type="string">
            <text:p text:style-name="P21">Python</text:p>
          </table:table-cell>
        </table:table-row>
        <table:table-row table:style-name="Tableau15.1">
          <table:table-cell table:style-name="Tableau15.A1" office:value-type="string">
            <text:p text:style-name="P26"/>
            <text:p text:style-name="P28">Etude de la boucle tant que suivante :</text:p>
            <text:p text:style-name="P28"/>
            <text:p text:style-name="P29">while rep!='O' and rep!='N':</text:p>
            <text:p text:style-name="P29"><text:tab/>instructions</text:p>
            <text:p text:style-name="P29"/>
            <text:list xml:id="list639444158" text:style-name="WWNum35">
              <text:list-item>
                <text:p text:style-name="P49">rep=’Z’</text:p>
              </text:list-item>
            </text:list>
            <text:p text:style-name="P29"/>
            <table:table table:name="Tableau13" table:style-name="Tableau13">
              <table:table-column table:style-name="Tableau13.A"/>
              <table:table-column table:style-name="Tableau13.B"/>
              <table:table-column table:style-name="Tableau13.C"/>
              <table:table-row table:style-name="Tableau13.1">
                <table:table-cell table:style-name="Tableau13.A1" office:value-type="string">
                  <text:p text:style-name="P29">rep!='O'</text:p>
                </table:table-cell>
                <table:table-cell table:style-name="Tableau13.A1" office:value-type="string">
                  <text:p text:style-name="P29">rep!='N'</text:p>
                </table:table-cell>
                <table:table-cell table:style-name="Tableau13.A1" office:value-type="string">
                  <text:p text:style-name="P29">rep!='O' and rep!='N'</text:p>
                </table:table-cell>
              </table:table-row>
              <table:table-row table:style-name="Tableau13.1">
                <table:table-cell table:style-name="Tableau13.A1" office:value-type="string">
                  <text:p text:style-name="P28">true</text:p>
                </table:table-cell>
                <table:table-cell table:style-name="Tableau13.A1" office:value-type="string">
                  <text:p text:style-name="P28">true</text:p>
                </table:table-cell>
                <table:table-cell table:style-name="Tableau13.A1" office:value-type="string">
                  <text:p text:style-name="P28">true</text:p>
                </table:table-cell>
              </table:table-row>
            </table:table>
            <text:p text:style-name="P28"/>
            <text:p text:style-name="P28">On reste dans la boucle</text:p>
            <text:p text:style-name="P28"/>
            <text:list xml:id="list3708070286" text:style-name="WWNum36">
              <text:list-item>
                <text:p text:style-name="P50">rep=’O’</text:p>
              </text:list-item>
            </text:list>
            <text:p text:style-name="P29"/>
            <table:table table:name="Tableau14" table:style-name="Tableau14">
              <table:table-column table:style-name="Tableau14.A"/>
              <table:table-column table:style-name="Tableau14.B"/>
              <table:table-column table:style-name="Tableau14.C"/>
              <table:table-row table:style-name="Tableau14.1">
                <table:table-cell table:style-name="Tableau14.A1" office:value-type="string">
                  <text:p text:style-name="P29">rep!='O'</text:p>
                </table:table-cell>
                <table:table-cell table:style-name="Tableau14.A1" office:value-type="string">
                  <text:p text:style-name="P29">rep!='N'</text:p>
                </table:table-cell>
                <table:table-cell table:style-name="Tableau14.A1" office:value-type="string">
                  <text:p text:style-name="P29">rep!='O' and rep!='N'</text:p>
                </table:table-cell>
              </table:table-row>
              <table:table-row table:style-name="Tableau14.1">
                <table:table-cell table:style-name="Tableau14.A1" office:value-type="string">
                  <text:p text:style-name="P28">false</text:p>
                </table:table-cell>
                <table:table-cell table:style-name="Tableau14.A1" office:value-type="string">
                  <text:p text:style-name="P28">true</text:p>
                </table:table-cell>
                <table:table-cell table:style-name="Tableau14.A1" office:value-type="string">
                  <text:p text:style-name="P28">false</text:p>
                </table:table-cell>
              </table:table-row>
            </table:table>
            <text:p text:style-name="P28"/>
            <text:p text:style-name="P28">On sort de la boucle</text:p>
            <text:p text:style-name="P26"/>
          </table:table-cell>
          <table:table-cell table:style-name="Tableau15.A1" office:value-type="string">
            <text:p text:style-name="P27"/>
          </table:table-cell>
        </table:table-row>
      </table:table>
      <text:p text:style-name="P16"/>
      <text:p text:style-name="P9">Exercice 13</text:p>
      <text:p text:style-name="P16"/>
      <text:p text:style-name="P16">Rappel du programme de seconde :</text:p>
      <text:p text:style-name="P16"/>
      <text:p text:style-name="P16">Dans un repère orthonormé on considère les points A ( xA ; yA ) et B ( xB ; yB ). La distance entre les points A et B est : </text:p>
      <text:p text:style-name="P5"><draw:frame draw:style-name="fr1" draw:name="Image 1" text:anchor-type="as-char" svg:width="8.255cm" svg:height="0.767cm" draw:z-index="1"><draw:image xlink:href="Pictures/10000000000001380000001D9268E6E44469C952.png" xlink:type="simple" xlink:show="embed" xlink:actuate="onLoad" loext:mime-type="image/png"/></draw:frame></text:p>
      <text:p text:style-name="P16">Le programme demande à l’utilisateur 4 valeurs décimales xA, yA, xB, yB, puis calcul la distance entre les points A et B. </text:p>
      <text:p text:style-name="P16"/>
      <text:p text:style-name="P15">Aide : utiliser une racine carrée : la fonction sqrt(), voir annexe en dernière page.</text:p>
      <table:table table:name="Tableau16" table:style-name="Tableau16">
        <table:table-column table:style-name="Tableau16.A"/>
        <table:table-column table:style-name="Tableau16.B"/>
        <table:table-row table:style-name="Tableau16.1">
          <table:table-cell table:style-name="Tableau16.A1" office:value-type="string">
            <text:p text:style-name="P21">Algorithme pseudo-code<text:bookmark text:name="_GoBack"/></text:p>
          </table:table-cell>
          <table:table-cell table:style-name="Tableau16.A1" office:value-type="string">
            <text:p text:style-name="P21">Python</text:p>
          </table:table-cell>
        </table:table-row>
        <table:table-row table:style-name="Tableau16.1">
          <table:table-cell table:style-name="Tableau16.A1" office:value-type="string">
            <text:p text:style-name="P26">afficher("xA ?")</text:p>
            <text:p text:style-name="P26">lire A</text:p>
            <text:p text:style-name="P26">afficher("yA ?")</text:p>
            <text:p text:style-name="P26">lire yA</text:p>
            <text:p text:style-name="P26">afficher("xB ?")</text:p>
            <text:p text:style-name="P26">lire xB</text:p>
            <text:p text:style-name="P26">afficher("yB ?")</text:p>
            <text:p text:style-name="P26">lire yB</text:p>
            <text:p text:style-name="P4"><draw:frame draw:style-name="fr3" draw:name="2" text:anchor-type="as-char" svg:y="0cm" svg:width="8.149cm" svg:height="0.794cm" draw:z-index="8"><draw:object-ole xlink:href="./Obj106" xlink:type="simple" xlink:show="embed" xlink:actuate="onLoad"/><draw:image xlink:href="./ObjectReplacements/Obj106" xlink:type="simple" xlink:show="embed" xlink:actuate="onLoad"/></draw:frame></text:p>
            <text:p text:style-name="P26">afficher(AB)</text:p>
          </table:table-cell>
          <table:table-cell table:style-name="Tableau16.A1" office:value-type="string">
            <text:p text:style-name="P7"/>
          </table:table-cell>
        </table:table-row>
      </table:table>
      <text:p text:style-name="P16"/>
      <text:p text:style-name="P44"/>
      <text:p text:style-name="P16"/>
      <text:p text:style-name="P30">Annexe</text:p>
      <text:p text:style-name="P30"/>
      <text:p text:style-name="P30">Interaction avec l'utilisateur : la fonction input()<text:bookmark text:name="_Hlk19379167"/></text:p>
      <text:p text:style-name="P15"/>
      <table:table table:name="Tableau17" table:style-name="Tableau17">
        <table:table-column table:style-name="Tableau17.A"/>
        <table:table-column table:style-name="Tableau17.B"/>
        <table:table-row table:style-name="Tableau17.1">
          <table:table-cell table:style-name="Tableau17.A1" office:value-type="string">
            <text:p text:style-name="P21">Instructions :</text:p>
          </table:table-cell>
          <table:table-cell table:style-name="Tableau17.A1" office:value-type="string">
            <text:p text:style-name="P21">Résultat :</text:p>
          </table:table-cell>
        </table:table-row>
        <table:table-row table:style-name="Tableau17.1">
          <table:table-cell table:style-name="Tableau17.A1" office:value-type="string">
            <text:p text:style-name="P37">chaine=input("saisir une chaine de caractère")</text:p>
            <text:p text:style-name="P37">print(type(chaine))</text:p>
          </table:table-cell>
          <table:table-cell table:style-name="Tableau17.A1" office:value-type="string">
            <text:p text:style-name="P37">&lt;class 'str'&gt;</text:p>
          </table:table-cell>
        </table:table-row>
        <table:table-row table:style-name="Tableau17.1">
          <table:table-cell table:style-name="Tableau17.A1" office:value-type="string">
            <text:p text:style-name="P3"><text:span text:style-name="T9">nombre=</text:span><text:span text:style-name="T10">int</text:span><text:span text:style-name="T9">(input("saisir un nombre entier"))</text:span></text:p>
            <text:p text:style-name="P37">print(type(nombre))</text:p>
          </table:table-cell>
          <table:table-cell table:style-name="Tableau17.A1" office:value-type="string">
            <text:p text:style-name="P37">&lt;class 'int'&gt;</text:p>
          </table:table-cell>
        </table:table-row>
        <table:table-row table:style-name="Tableau17.1">
          <table:table-cell table:style-name="Tableau17.A1" office:value-type="string">
            <text:p text:style-name="P3"><text:span text:style-name="T9">nombre=</text:span><text:span text:style-name="T10">float</text:span><text:span text:style-name="T9">(input("saisir un nombre décimal"))</text:span></text:p>
            <text:p text:style-name="P37">print(type(nombre))</text:p>
          </table:table-cell>
          <table:table-cell table:style-name="Tableau17.A1" office:value-type="string">
            <text:p text:style-name="P37">&lt;class 'float'&gt;</text:p>
          </table:table-cell>
        </table:table-row>
      </table:table>
      <text:p text:style-name="P15"/>
      <text:p text:style-name="P15">Notez la différence de type de variable :</text:p>
      <text:p text:style-name="P15"/>
      <text:list xml:id="list2874431400" text:style-name="WWNum37">
        <text:list-item>
          <text:p text:style-name="P51">str : Chaine de caractère,</text:p>
        </text:list-item>
        <text:list-item>
          <text:p text:style-name="P51">int : entier,</text:p>
        </text:list-item>
        <text:list-item>
          <text:p text:style-name="P51">float : nombre décimal.</text:p>
        </text:list-item>
      </text:list>
      <text:p text:style-name="P30">Générer un nombre aléatoire</text:p>
      <text:p text:style-name="P15"/>
      <table:table table:name="Tableau18" table:style-name="Tableau18">
        <table:table-column table:style-name="Tableau18.A"/>
        <table:table-column table:style-name="Tableau18.B"/>
        <table:table-row table:style-name="Tableau18.1">
          <table:table-cell table:style-name="Tableau18.A1" office:value-type="string">
            <text:p text:style-name="P21">Instructions :</text:p>
          </table:table-cell>
          <table:table-cell table:style-name="Tableau18.A1" office:value-type="string">
            <text:p text:style-name="P21">Résultat :</text:p>
          </table:table-cell>
        </table:table-row>
        <table:table-row table:style-name="Tableau18.1">
          <table:table-cell table:style-name="Tableau18.A1" office:value-type="string">
            <text:p text:style-name="P38">from random import *</text:p>
            <text:p text:style-name="P38">nombre = randint(1,20)</text:p>
          </table:table-cell>
          <table:table-cell table:style-name="Tableau18.A1" office:value-type="string">
            <text:p text:style-name="P3"><text:span text:style-name="T6">Génère un nombre </text:span><text:span text:style-name="T7">entier</text:span><text:span text:style-name="T6"> aléatoire entre 0 et 20.</text:span></text:p>
            <text:p text:style-name="P32">Exemple : 15</text:p>
          </table:table-cell>
        </table:table-row>
        <table:table-row table:style-name="Tableau18.1">
          <table:table-cell table:style-name="Tableau18.A1" office:value-type="string">
            <text:p text:style-name="P39">x = uniform(12, 18)<text:line-break/>print(x)<text:line-break/></text:p>
          </table:table-cell>
          <table:table-cell table:style-name="Tableau18.A1" office:value-type="string">
            <text:p text:style-name="P3"><text:span text:style-name="T6">Génère un nombre </text:span><text:span text:style-name="T7">décimal </text:span><text:span text:style-name="T6">aléatoire entre 12 et 18.</text:span></text:p>
            <text:p text:style-name="P3"><text:span text:style-name="T6">Exemple : </text:span><text:span text:style-name="T11">14.271572580135519</text:span></text:p>
          </table:table-cell>
        </table:table-row>
      </table:table>
      <text:p text:style-name="P15"/>
      <text:p text:style-name="P30">Utiliser une racine carrée</text:p>
      <text:p text:style-name="P15"/>
      <table:table table:name="Tableau19" table:style-name="Tableau19">
        <table:table-column table:style-name="Tableau19.A"/>
        <table:table-column table:style-name="Tableau19.B"/>
        <table:table-row table:style-name="Tableau19.1">
          <table:table-cell table:style-name="Tableau19.A1" office:value-type="string">
            <text:p text:style-name="P21">Instructions :</text:p>
          </table:table-cell>
          <table:table-cell table:style-name="Tableau19.A1" office:value-type="string">
            <text:p text:style-name="P21">Résultat :</text:p>
          </table:table-cell>
        </table:table-row>
        <table:table-row table:style-name="Tableau19.1">
          <table:table-cell table:style-name="Tableau19.A1" office:value-type="string">
            <text:p text:style-name="P40">from math import sqrt</text:p>
            <text:p text:style-name="P40">a=2</text:p>
            <text:p text:style-name="P40">b=sqrt(a)</text:p>
            <text:p text:style-name="P40">print(b)</text:p>
          </table:table-cell>
          <table:table-cell table:style-name="Tableau19.A1" office:value-type="string">
            <text:p text:style-name="P31"/>
            <text:p text:style-name="P32">1.4142135623730951</text:p>
          </table:table-cell>
        </table:table-row>
      </table:table>
      <text:p text:style-name="P1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badi MT Condensed Light" svg:font-family="'Abadi MT Condensed Light'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loext:contextual-spacing="false" fo:text-align="start" style:justify-single-word="false" fo:orphans="2" fo:widows="2" fo:text-indent="0cm" style:auto-text-indent="false" style:writing-mode="lr-tb"/>
      <style:text-properties style:font-name="Arial1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Arial2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2" style:font-family-complex="'Courier New'" style:font-family-generic-complex="system" style:font-pitch-complex="variable" style:font-size-complex="10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s1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mi" style:family="text" style:parent-style-name="Default_20_Paragraph_20_Font"/>
    <style:style style:name="mf" style:family="text" style:parent-style-name="Default_20_Paragraph_20_Fon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asian="Times New Roman" style:font-family-asian="'Times New Roman'" style:font-family-generic-asian="system" style:font-pitch-asian="variable"/>
    </style:style>
    <style:style style:name="ListLabel_20_5" style:display-name="ListLabel 5" style:family="text">
      <style:text-properties style:text-underline-style="solid" style:text-underline-width="auto" style:text-underline-color="font-color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color="#00000a"/>
    </style:style>
    <style:style style:name="ListLabel_20_8" style:display-name="ListLabel 8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9" style:display-name="ListLabel 9" style:family="text">
      <style:text-properties style:font-name="Arial1" fo:font-family="Arial" style:font-family-generic="roman" style:font-pitch="variable" fo:font-size="12pt"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image text:level="1" xlink:href="Pictures/100002010000000B0000000B59C8E6100C06C6B1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0.988cm" fo:text-indent="-0.635cm" fo:margin-left="0.988cm"/>
        </style:list-level-properties>
      </text:list-level-style-image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-" style:num-format="a" style:num-letter-sync="true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a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1" fo:font-size="10pt" style:font-size-asian="10pt" style:font-name-complex="Arial2" style:font-size-complex="10pt"/>
    </style:style>
    <style:style style:name="MT2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MT3" style:family="text">
      <style:text-properties style:font-name="Arial1" style:font-name-complex="Arial2"/>
    </style:style>
    <style:style style:name="MT4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NSI – TP2 exercices<text:tab/><text:tab/></text:span><text:span text:style-name="MT2">TP</text:span></text:p>
      </style:header>
      <style:footer>
        <text:p text:style-name="MP2"><text:file-name text:display="name-and-extension">docs exos tp2_boucles (1).odt</text:file-name><text:span text:style-name="MT3"><text:s/></text:span><text:span text:style-name="MT3"><draw:frame draw:style-name="Mfr1" draw:name="Image 3" text:anchor-type="as-char" svg:width="1.536cm" svg:height="0.538cm" draw:z-index="9"><draw:image xlink:href="Pictures/100000000000017C000000852CE51C9035B4CE5A.png" xlink:type="simple" xlink:show="embed" xlink:actuate="onLoad" loext:mime-type="image/png"/><svg:desc>téléchargement.png</svg:desc></draw:frame></text:span><text:span text:style-name="MT3"><text:tab/><text:tab/></text:span><text:span text:style-name="MT4">Page </text:span><text:span text:style-name="MT4"><text:page-number text:select-page="current">7</text:page-number></text:span><text:span text:style-name="MT4">/</text:span><text:span text:style-name="MT4"><text:page-count>7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</meta:initial-creator>
    <meta:editing-cycles>14</meta:editing-cycles>
    <meta:print-date>2019-09-16T13:16:00</meta:print-date>
    <meta:creation-date>2019-09-16T14:40:00</meta:creation-date>
    <dc:date>2022-10-04T09:44:47.457000000</dc:date>
    <meta:editing-duration>PT1H29M5S</meta:editing-duration>
    <meta:generator>LibreOffice/6.2.4.2$Windows_X86_64 LibreOffice_project/2412653d852ce75f65fbfa83fb7e7b669a126d64</meta:generator>
    <meta:document-statistic meta:table-count="19" meta:image-count="3" meta:object-count="2" meta:page-count="7" meta:paragraph-count="298" meta:word-count="1225" meta:character-count="7826" meta:non-whitespace-character-count="6555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